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706cm" fo:min-width="8.2cm"/>
    </style:style>
    <style:style style:name="gr2" style:family="graphic" style:parent-style-name="standard">
      <style:graphic-properties svg:stroke-color="#3465a4" draw:fill-color="#ffffff" draw:textarea-horizontal-align="justify" draw:textarea-vertical-align="middle" draw:auto-grow-height="false" fo:min-height="1.706cm" fo:min-width="8.2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706cm" fo:min-width="8.2cm"/>
    </style:style>
    <style:style style:name="gr4" style:family="graphic" style:parent-style-name="headline1">
      <style:graphic-properties draw:auto-grow-height="true" draw:auto-grow-width="false" fo:min-height="2.581cm" fo:min-width="12.012cm"/>
    </style:style>
    <style:style style:name="gr5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3465a4"/>
    </style:style>
    <style:style style:name="P2" style:family="paragraph">
      <loext:graphic-properties draw:fill-color="#ffffff"/>
      <style:paragraph-properties fo:text-align="center"/>
      <style:text-properties fo:color="#3465a4" fo:background-color="transparent"/>
    </style:style>
    <style:style style:name="P3" style:family="paragraph">
      <style:paragraph-properties fo:text-align="center"/>
      <style:text-properties fo:color="#3465a4" fo:font-size="18pt" fo:font-weight="normal" style:font-size-asian="18pt" style:font-weight-asian="normal" style:font-size-complex="18pt" style:font-weight-complex="normal"/>
    </style:style>
    <style:style style:name="P4" style:family="paragraph">
      <loext:graphic-properties draw:fill-color="#ffffff"/>
      <style:paragraph-properties fo:text-align="center"/>
      <style:text-properties fo:color="#3465a4" fo:font-size="18pt" fo:font-weight="normal" style:font-size-asian="18pt" style:font-weight-asian="normal" style:font-size-complex="18pt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color="#3465a4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center"/>
      <style:text-properties fo:font-size="22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3465a4" fo:background-color="transparent"/>
    </style:style>
    <style:style style:name="T2" style:family="text">
      <style:text-properties fo:color="#3465a4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color="#3465a4"/>
    </style:style>
    <style:style style:name="T4" style:family="text">
      <style:text-properties fo:font-size="2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polygon draw:style-name="gr1" draw:text-style-name="P2" draw:layer="layout" svg:width="8.699cm" svg:height="1.955cm" svg:x="6cm" svg:y="15.544cm" svg:viewBox="0 0 8700 1956" draw:points="0,1956 0,0 8700,0 8700,1956">
          <text:p text:style-name="P1"><text:span text:style-name="T1">Knowledge Resource</text:span></text:p>
        </draw:polygon>
        <draw:polygon draw:style-name="gr2" draw:text-style-name="P4" draw:layer="layout" svg:width="8.899cm" svg:height="2.099cm" svg:x="6cm" svg:y="8.6cm" svg:viewBox="0 0 8900 2100" draw:points="0,2100 0,0 8900,0 8900,2100">
          <text:p text:style-name="P3"><text:span text:style-name="T2">C</text:span><text:span text:style-name="T2">l</text:span><text:span text:style-name="T2">i</text:span><text:span text:style-name="T2">n</text:span><text:span text:style-name="T2">i</text:span><text:span text:style-name="T2">c</text:span><text:span text:style-name="T2">a</text:span><text:span text:style-name="T2">l</text:span><text:span text:style-name="T2"> </text:span><text:span text:style-name="T2">I</text:span><text:span text:style-name="T2">n</text:span><text:span text:style-name="T2">f</text:span><text:span text:style-name="T2">o</text:span><text:span text:style-name="T2">r</text:span><text:span text:style-name="T2">m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/text:p>
        </draw:polygon>
        <draw:polygon draw:style-name="gr1" draw:text-style-name="P6" draw:layer="layout" svg:width="8.799cm" svg:height="2.099cm" svg:x="6cm" svg:y="23.1cm" svg:viewBox="0 0 8800 2100" draw:points="0,2100 0,0 8800,0 8800,2100">
          <text:p text:style-name="P5"><text:span text:style-name="T3">B</text:span><text:span text:style-name="T3">V</text:span><text:span text:style-name="T3">S</text:span><text:span text:style-name="T3"> </text:span><text:span text:style-name="T3">&amp;</text:span><text:span text:style-name="T3"> </text:span><text:span text:style-name="T3">O</text:span><text:span text:style-name="T3">t</text:span><text:span text:style-name="T3">h</text:span><text:span text:style-name="T3">e</text:span><text:span text:style-name="T3">r</text:span><text:span text:style-name="T3">s</text:span><text:span text:style-name="T3"> </text:span><text:span text:style-name="T3">w</text:span><text:span text:style-name="T3">e</text:span><text:span text:style-name="T3">b</text:span><text:span text:style-name="T3"> </text:span><text:span text:style-name="T3">s</text:span><text:span text:style-name="T3">e</text:span><text:span text:style-name="T3">r</text:span><text:span text:style-name="T3">v</text:span><text:span text:style-name="T3">i</text:span><text:span text:style-name="T3">c</text:span><text:span text:style-name="T3">e</text:span></text:p>
        </draw:polygon>
        <draw:polygon draw:style-name="gr3" draw:text-style-name="P7" draw:layer="layout" svg:width="0.273cm" svg:height="0.437cm" svg:x="1.849cm" svg:y="12.96cm" svg:viewBox="0 0 274 438" draw:points="0,438 0,390 111,390 111,53 13,124 13,71 116,0 167,0 167,390 274,390 274,438">
          <text:p/>
        </draw:polygon>
        <draw:polygon draw:style-name="gr3" draw:text-style-name="P7" draw:layer="layout" svg:width="0.059cm" svg:height="0.067cm" svg:x="2.21cm" svg:y="13.329cm" svg:viewBox="0 0 60 68" draw:points="0,68 0,0 60,0 60,68">
          <text:p/>
        </draw:polygon>
        <draw:polygon draw:style-name="gr3" draw:text-style-name="P7" draw:layer="layout" svg:width="0.363cm" svg:height="0.437cm" svg:x="2.56cm" svg:y="12.96cm" svg:viewBox="0 0 364 438" draw:points="291,438 116,226 59,270 59,438 0,438 0,0 59,0 59,219 270,0 340,0 153,190 364,438">
          <text:p/>
        </draw:polygon>
        <draw:path draw:style-name="gr3" draw:text-style-name="P7" draw:layer="layout" svg:width="0.269cm" svg:height="0.341cm" svg:x="2.973cm" svg:y="13.055cm" svg:viewBox="0 0 270 342" svg:d="M214 342v-213c0-16-2-30-4-41s-6-20-12-26c-5-7-12-12-21-15-9-2-19-4-33-4-13 0-25 2-35 7-11 5-20 12-28 20-7 9-13 20-17 33s-6 28-6 44v195h-56v-265c0-7 0-14 0-22s-1-15-1-22 0-13 0-18c-1-5-1-8-1-8h53c0 1 0 4 0 9 1 4 1 9 1 15s1 12 1 18 0 11 0 15h1c5-10 11-19 18-27 6-8 14-14 22-20 9-5 18-9 29-12s24-5 38-5c19 0 35 2 48 7 14 4 25 11 34 21 8 9 15 22 19 37s6 33 6 53v224z">
          <text:p/>
        </draw:path>
        <draw:path draw:style-name="gr3" draw:text-style-name="P7" draw:layer="layout" svg:width="0.299cm" svg:height="0.347cm" svg:x="3.31cm" svg:y="13.055cm" svg:viewBox="0 0 300 348" svg:d="M300 174c0 59-13 102-39 131s-63 43-112 43c-24 0-45-3-63-10-19-7-34-18-47-33-12-14-22-32-29-54s-10-48-10-77c0-116 50-174 150-174 26 0 49 4 68 11s34 18 46 32c12 15 21 33 27 55s9 47 9 76z">
          <text:p/>
        </draw:path>
        <draw:path draw:style-name="gr3" draw:text-style-name="P7" draw:layer="layout" svg:width="0.182cm" svg:height="0.265cm" svg:x="3.368cm" svg:y="13.096cm" svg:viewBox="0 0 183 266" svg:d="M183 133c0-27-2-48-6-65s-10-31-18-41-17-17-28-21c-12-4-24-6-38-6-15 0-27 2-39 6-11 5-21 12-29 22s-14 24-19 41c-4 17-6 38-6 64s2 47 7 64c4 17 11 31 19 41s17 17 28 22c11 4 22 6 35 6 15 0 27-2 39-6s21-11 30-22c8-10 14-23 18-41 4-17 7-38 7-64z">
          <text:p/>
        </draw:path>
        <draw:path draw:style-name="gr3" draw:text-style-name="P7" draw:layer="layout" svg:width="0.46cm" svg:height="0.335cm" svg:x="3.633cm" svg:y="13.061cm" svg:viewBox="0 0 461 336" svg:d="M365 336h-65l-53-217c-2-5-4-12-6-21-1-8-3-16-5-24-2-9-4-18-6-28-1 9-3 18-6 28-1 7-3 16-5 24-2 9-4 16-5 22l-56 216h-64l-94-336h55l57 228c1 5 3 11 4 18 2 7 3 14 5 20 1 8 3 16 4 24 2-8 4-16 6-23 1-7 3-13 5-20 1-6 3-12 4-16l61-231h59l59 231c2 5 3 11 5 18 1 7 3 13 4 19 2 7 4 14 5 22 2-8 4-16 5-23 2-7 3-13 5-20 1-7 3-13 4-19l60-228h54z">
          <text:p/>
        </draw:path>
        <draw:polygon draw:style-name="gr3" draw:text-style-name="P7" draw:layer="layout" svg:width="0.055cm" svg:height="0.46cm" svg:x="4.134cm" svg:y="12.937cm" svg:viewBox="0 0 56 461" draw:points="0,461 0,0 56,0 56,461">
          <text:p/>
        </draw:polygon>
        <draw:path draw:style-name="gr3" draw:text-style-name="P7" draw:layer="layout" svg:width="0.297cm" svg:height="0.347cm" svg:x="4.258cm" svg:y="13.055cm" svg:viewBox="0 0 298 348" svg:d="M59 186c0 18 1 34 5 49 4 14 9 27 17 38 7 10 17 19 29 25 12 5 26 8 42 8 24 0 44-4 58-14 15-10 25-22 30-37l49 14c-4 9-8 19-15 28-6 9-14 18-25 25-11 8-24 14-40 19-15 5-34 7-57 7-49 0-87-15-113-44-26-30-39-74-39-132 0-31 4-58 12-80s18-40 32-53c14-14 30-24 48-30s37-9 58-9c28 0 52 5 71 14s34 21 45 37c12 16 20 35 25 57s7 45 7 71v7z">
          <text:p/>
        </draw:path>
        <draw:path draw:style-name="gr3" draw:text-style-name="P7" draw:layer="layout" svg:width="0.18cm" svg:height="0.101cm" svg:x="4.317cm" svg:y="13.096cm" svg:viewBox="0 0 181 102" svg:d="M181 102c-3-35-12-61-27-78-15-16-36-24-64-24-9 0-19 2-29 5-11 3-20 8-29 16-8 7-16 18-22 31s-9 30-10 50z">
          <text:p/>
        </draw:path>
        <draw:path draw:style-name="gr3" draw:text-style-name="P7" draw:layer="layout" svg:width="0.285cm" svg:height="0.466cm" svg:x="4.609cm" svg:y="12.937cm" svg:viewBox="0 0 286 467" svg:d="M228 407c-10 21-24 37-41 46s-38 14-64 14c-42 0-73-14-93-43-20-28-30-72-30-130 0-117 41-175 123-175 26 0 47 4 64 14 17 9 31 24 41 44h1c0-2-1-5-1-10 0-4 0-9 0-14s0-9 0-13v-10-130h56v393c0 8 0 16 0 23 0 8 0 15 0 21 1 6 1 11 1 16 0 4 0 7 1 7h-54c0-2-1-5-1-9s0-8-1-13c0-5 0-10-1-15 0-6 0-11 0-16z">
          <text:p/>
        </draw:path>
        <draw:path draw:style-name="gr3" draw:text-style-name="P7" draw:layer="layout" svg:width="0.168cm" svg:height="0.263cm" svg:x="4.667cm" svg:y="13.097cm" svg:viewBox="0 0 169 264" svg:d="M0 133c0 23 1 43 4 59 3 17 8 30 14 41 7 11 15 18 25 23s22 8 36 8c15 0 28-3 39-7 11-5 21-13 28-23 8-11 13-25 17-42s6-38 6-63c0-24-2-44-6-61-4-16-9-29-17-39-8-11-17-18-28-22-11-5-24-7-38-7s-26 2-36 7-18 13-24 23c-7 11-12 24-15 41s-5 38-5 62z">
          <text:p/>
        </draw:path>
        <draw:path draw:style-name="gr3" draw:text-style-name="P7" draw:layer="layout" svg:width="0.285cm" svg:height="0.472cm" svg:x="4.961cm" svg:y="13.056cm" svg:viewBox="0 0 286 473" svg:d="M143 473c-19 0-36-2-51-6s-28-9-38-17c-11-7-19-16-26-26-6-10-11-22-14-34l56-8c4 15 12 27 25 36 12 8 29 12 50 12 12 0 24-1 34-5 11-3 19-9 27-17 7-8 12-18 16-30 4-13 6-28 6-45v-55c-5 9-10 17-16 25s-13 14-22 20-19 11-31 15c-11 3-24 5-39 5-22 0-40-3-55-10-15-8-28-18-37-33-10-14-17-32-21-53-5-21-7-45-7-73 0-27 2-51 7-73 4-21 11-40 21-55s23-26 39-34 36-12 59-12c24 0 44 5 62 16 17 11 31 27 40 47h1c0-6 0-11 0-18 1-6 1-12 1-18 1-6 1-11 1-15 1-4 1-6 2-6h53c-1 2-1 5-1 9 0 5 0 10-1 16 0 7 0 13 0 21 0 7 0 15 0 23v257c0 47-12 82-35 106-23 23-58 35-106 35z">
          <text:p/>
        </draw:path>
        <draw:path draw:style-name="gr3" draw:text-style-name="P7" draw:layer="layout" svg:width="0.17cm" svg:height="0.259cm" svg:x="5.018cm" svg:y="13.098cm" svg:viewBox="0 0 171 260" svg:d="M171 131c0-23-3-43-8-60-5-16-12-30-20-40-8-11-18-19-28-24-11-5-22-7-33-7-14 0-27 2-37 7s-19 13-25 24c-7 11-12 24-15 41-3 16-5 36-5 59 0 25 2 45 5 61 3 17 8 30 15 40 6 10 15 18 25 22s22 6 36 6c11 0 22-2 33-7 10-4 20-12 28-22 9-11 16-24 21-40 5-17 8-36 8-60z">
          <text:p/>
        </draw:path>
        <draw:path draw:style-name="gr3" draw:text-style-name="P7" draw:layer="layout" svg:width="0.297cm" svg:height="0.347cm" svg:x="5.312cm" svg:y="13.055cm" svg:viewBox="0 0 298 348" svg:d="M59 186c0 18 1 34 5 49 4 14 9 27 17 38 7 10 17 19 29 25 12 5 26 8 42 8 24 0 44-4 58-14 15-10 25-22 30-37l49 14c-4 9-8 19-15 28-6 9-14 18-25 25-11 8-24 14-40 19-15 5-34 7-57 7-49 0-87-15-113-44-26-30-39-74-39-132 0-31 4-58 12-80s18-40 32-53c14-14 30-24 48-30s37-9 58-9c28 0 52 5 71 14s34 21 45 37c12 16 20 35 25 57s7 45 7 71v7z">
          <text:p/>
        </draw:path>
        <draw:path draw:style-name="gr3" draw:text-style-name="P7" draw:layer="layout" svg:width="0.18cm" svg:height="0.101cm" svg:x="5.371cm" svg:y="13.096cm" svg:viewBox="0 0 181 102" svg:d="M181 102c-3-35-12-61-27-78-15-16-36-24-64-24-9 0-19 2-29 5-11 3-20 8-29 16-8 7-16 18-22 31s-9 30-10 50z">
          <text:p/>
        </draw:path>
        <draw:path draw:style-name="gr3" draw:text-style-name="P7" draw:layer="layout" svg:width="0.158cm" svg:height="0.341cm" svg:x="5.856cm" svg:y="13.055cm" svg:viewBox="0 0 159 342" svg:d="M2 342v-258c0-7 0-14 0-21s-1-15-1-21c0-7 0-14 0-20-1-6-1-11-1-16h53c0 5 0 10 0 17 1 6 1 12 1 18 1 7 1 13 1 19s0 11 0 15h1c4-13 9-24 13-34 4-9 10-17 16-23s13-10 21-13 18-5 30-5c5 0 9 0 13 1s7 1 10 2v51c-4-1-8-1-13-2s-11-1-17-1c-13 0-24 3-33 9s-16 14-22 24c-5 10-10 22-12 37-3 14-4 29-4 46v175z">
          <text:p/>
        </draw:path>
        <draw:path draw:style-name="gr3" draw:text-style-name="P7" draw:layer="layout" svg:width="0.45cm" svg:height="0.344cm" svg:x="5.9cm" svg:y="13.055cm" svg:viewBox="0 0 451 345" svg:d="M89 184c0 18 2 34 8 49 5 14 14 27 25 37 12 11 26 19 44 25s39 9 64 9c37 0 66-5 88-15 22-9 37-22 45-36l74 14c-5 9-12 18-22 27-9 10-22 18-38 26-16 7-36 13-60 18s-53 7-87 7c-75 0-132-14-171-44-39-29-59-73-59-131 0-31 6-57 18-79 12-21 28-39 49-53 20-13 44-23 72-29 27-6 57-9 88-9 43 0 78 5 107 14s51 21 69 37c17 16 30 35 37 56 7 22 11 45 11 70v7z">
          <text:p/>
        </draw:path>
        <draw:path draw:style-name="gr3" draw:text-style-name="P7" draw:layer="layout" svg:width="0.18cm" svg:height="0.101cm" svg:x="6.112cm" svg:y="13.096cm" svg:viewBox="0 0 181 102" svg:d="M181 102c-3-35-12-61-27-78-15-16-36-24-64-24-9 0-19 2-29 5-11 3-20 8-29 16-8 7-16 18-22 31s-9 30-10 50z">
          <text:p/>
        </draw:path>
        <draw:path draw:style-name="gr3" draw:text-style-name="P7" draw:layer="layout" svg:width="0.285cm" svg:height="0.473cm" svg:x="6.404cm" svg:y="13.055cm" svg:viewBox="0 0 286 474" svg:d="M123 348c-42 0-73-14-93-43s-30-72-30-129c0-59 10-103 31-132 20-29 51-44 92-44 14 0 27 1 37 4 11 2 20 6 29 11 8 5 15 11 22 18 6 7 12 16 17 25h1c0-5 0-11 0-17s1-12 1-18 1-10 1-14 1-7 1-7h54c-1 4-1 13-2 28 0 15 0 36 0 64v380h-56v-136c0-6 0-11 0-17s0-11 1-17c0-5 0-11 0-17-6 10-12 19-18 27-7 8-14 14-23 19-8 5-18 9-28 12-11 2-23 3-37 3z">
          <text:p/>
        </draw:path>
        <draw:path draw:style-name="gr3" draw:text-style-name="P7" draw:layer="layout" svg:width="0.168cm" svg:height="0.263cm" svg:x="6.462cm" svg:y="13.096cm" svg:viewBox="0 0 169 264" svg:d="M169 129c0-25-2-45-6-62-4-16-10-29-18-39s-17-17-28-22c-11-4-24-6-37-6-15 0-27 3-37 8s-18 13-25 24c-6 11-10 25-13 41-3 17-5 37-5 59 0 23 1 42 4 59 3 16 8 30 14 41s14 19 24 24 23 8 37 8c12 0 24-2 35-6s21-11 29-21 14-24 19-41c5-18 7-40 7-67z">
          <text:p/>
        </draw:path>
        <draw:path draw:style-name="gr3" draw:text-style-name="P7" draw:layer="layout" svg:width="0.269cm" svg:height="0.341cm" svg:x="6.77cm" svg:y="13.061cm" svg:viewBox="0 0 270 342" svg:d="M56 0v213c0 16 1 30 4 41 2 11 6 20 11 26 6 7 13 12 22 15 8 2 19 4 32 4 14 0 25-2 36-7s20-11 27-20c8-9 14-20 18-33s6-28 6-44v-195h56v265c0 7 0 15 0 22 0 8 0 16 1 22 0 7 0 13 0 18s1 8 1 8h-53c0-1 0-4-1-8 0-5 0-10 0-16-1-6-1-11-1-17 0-7 0-12 0-16h-1c-6 10-12 19-18 27s-14 14-22 20c-9 5-19 10-30 13-10 2-23 4-38 4-18 0-34-2-48-7-13-4-24-11-33-21-9-9-15-22-19-37-4-14-6-32-6-53v-224z">
          <text:p/>
        </draw:path>
        <draw:path draw:style-name="gr3" draw:text-style-name="P7" draw:layer="layout" svg:width="0.297cm" svg:height="0.347cm" svg:x="7.107cm" svg:y="13.055cm" svg:viewBox="0 0 298 348" svg:d="M59 186c0 18 1 34 5 49 4 14 9 27 17 38 7 10 17 19 29 25 12 5 26 8 42 8 24 0 44-4 58-14 15-10 25-22 30-37l49 14c-4 9-8 19-15 28-6 9-14 18-25 25-11 8-24 14-40 19-15 5-34 7-57 7-49 0-87-15-113-44-26-30-39-74-39-132 0-31 4-58 12-80s18-40 32-53c14-14 30-24 48-30s37-9 58-9c28 0 52 5 71 14s34 21 45 37c12 16 20 35 25 57s7 45 7 71v7z">
          <text:p/>
        </draw:path>
        <draw:path draw:style-name="gr3" draw:text-style-name="P7" draw:layer="layout" svg:width="0.18cm" svg:height="0.101cm" svg:x="7.166cm" svg:y="13.096cm" svg:viewBox="0 0 181 102" svg:d="M181 102c-3-35-12-61-27-78-15-16-36-24-64-24-9 0-19 2-29 5-11 3-20 8-29 16-8 7-16 18-22 31s-9 30-10 50z">
          <text:p/>
        </draw:path>
        <draw:path draw:style-name="gr3" draw:text-style-name="P7" draw:layer="layout" svg:width="0.276cm" svg:height="0.346cm" svg:x="7.449cm" svg:y="13.056cm" svg:viewBox="0 0 277 347" svg:d="M277 248c0 16-3 30-9 42-6 13-15 23-27 31-11 9-26 15-42 20-17 4-37 6-58 6-20 0-37-1-53-4-15-3-29-8-41-15-12-6-22-15-29-26-8-11-14-24-18-40l49-9c5 18 15 31 30 39 15 9 35 13 62 13 12 0 23-1 33-3 10-1 18-4 26-8 7-4 13-10 17-16 4-7 6-16 6-25 0-11-3-19-8-25-4-7-11-12-19-17-9-4-19-8-31-11s-26-7-40-11c-13-3-27-7-40-12-13-4-25-10-36-17-10-7-19-16-26-26-6-11-10-24-10-40 0-31 11-54 33-70s54-24 95-24c37 0 67 7 89 20 21 13 35 33 41 62l-50 6c-2-8-6-16-10-21-5-6-11-11-18-15-7-3-15-6-24-7-9-2-18-3-28-3-25 0-43 4-55 12-12 7-18 19-18 34 0 10 2 17 6 23 5 6 11 11 19 15s17 7 29 10c11 3 23 7 36 10 9 2 18 5 28 7 9 3 18 6 27 9 9 4 17 8 25 13 7 5 14 11 20 18s10 14 14 24c3 9 5 19 5 31z">
          <text:p/>
        </draw:path>
        <draw:path draw:style-name="gr3" draw:text-style-name="P7" draw:layer="layout" svg:width="0.161cm" svg:height="0.415cm" svg:x="7.759cm" svg:y="12.986cm" svg:viewBox="0 0 162 416" svg:d="M162 409c-8 2-17 4-26 5s-19 2-30 2c-45 0-67-25-67-76v-224h-39v-41h41l16-75h38v75h62v41h-62v212c0 16 2 27 7 34 6 6 15 10 28 10 5 0 11-1 16-2 5 0 10-1 16-3z">
          <text:p/>
        </draw:path>
        <draw:path draw:style-name="gr3" draw:text-style-name="P7" draw:layer="layout" svg:width="0.288cm" svg:height="0.443cm" svg:x="3.318cm" svg:y="20.399cm" svg:viewBox="0 0 289 444" svg:d="M0 444v-39c11-25 23-46 39-65 15-18 31-35 48-50 16-15 33-29 49-42 17-12 32-25 45-38s24-26 32-40c8-15 12-31 12-48 0-13-2-24-5-33-4-9-10-17-17-24-7-6-15-11-25-14s-21-5-33-5c-11 0-21 1-31 5-10 3-19 7-26 14-8 6-14 13-19 23-5 9-8 20-9 32l-58-5c2-16 7-31 14-45 6-14 16-26 28-36 12-11 26-19 43-25s36-9 58-9 41 3 58 8 32 13 43 23c12 10 21 22 27 37s9 32 9 52c0 15-2 29-7 42-6 13-13 26-22 38-8 12-18 23-30 34-12 12-24 23-36 33-13 11-26 21-38 32-13 10-25 21-37 31-11 11-21 22-30 32-9 11-16 23-21 34h228v48z">
          <text:p/>
        </draw:path>
        <draw:polygon draw:style-name="gr3" draw:text-style-name="P7" draw:layer="layout" svg:width="0.059cm" svg:height="0.067cm" svg:x="3.695cm" svg:y="20.775cm" svg:viewBox="0 0 60 68" draw:points="0,68 0,0 60,0 60,68">
          <text:p/>
        </draw:polygon>
        <draw:path draw:style-name="gr3" draw:text-style-name="P7" draw:layer="layout" svg:width="0.337cm" svg:height="0.437cm" svg:x="4.045cm" svg:y="20.406cm" svg:viewBox="0 0 338 438" svg:d="M338 132c0 19-3 36-9 53-7 16-16 31-29 43-12 12-28 21-47 28-18 7-40 11-65 11h-129v171h-59v-438h184c26 0 48 3 67 9 20 7 36 16 49 27 12 12 22 26 28 42 7 16 10 34 10 54z">
          <text:p/>
        </draw:path>
        <draw:path draw:style-name="gr3" draw:text-style-name="P7" draw:layer="layout" svg:width="0.218cm" svg:height="0.172cm" svg:x="4.104cm" svg:y="20.453cm" svg:viewBox="0 0 219 173" svg:d="M219 85c0-28-8-49-25-63-17-15-43-22-76-22h-118v173h120c34 0 59-8 75-23s24-37 24-65z">
          <text:p/>
        </draw:path>
        <draw:path draw:style-name="gr3" draw:text-style-name="P7" draw:layer="layout" svg:width="0.299cm" svg:height="0.347cm" svg:x="4.443cm" svg:y="20.501cm" svg:viewBox="0 0 300 348" svg:d="M300 174c0 59-13 102-39 131s-63 43-112 43c-24 0-45-3-63-10-19-7-34-18-47-33-12-14-22-32-29-54s-10-48-10-77c0-116 50-174 150-174 26 0 49 4 68 11s34 18 46 32c12 15 21 33 27 55s9 47 9 76z">
          <text:p/>
        </draw:path>
        <draw:path draw:style-name="gr3" draw:text-style-name="P7" draw:layer="layout" svg:width="0.182cm" svg:height="0.265cm" svg:x="4.501cm" svg:y="20.542cm" svg:viewBox="0 0 183 266" svg:d="M183 133c0-27-2-48-6-65s-10-31-18-41-17-17-28-21c-12-4-24-6-38-6-15 0-27 2-39 6-11 5-21 12-29 22s-14 24-19 41c-4 17-6 38-6 64s2 47 7 64c4 17 11 31 19 41s17 17 28 22c11 4 22 6 35 6 15 0 27-2 39-6s21-11 30-22c8-10 14-23 18-41 4-17 7-38 7-64z">
          <text:p/>
        </draw:path>
        <draw:path draw:style-name="gr3" draw:text-style-name="P7" draw:layer="layout" svg:width="0.158cm" svg:height="0.341cm" svg:x="4.81cm" svg:y="20.501cm" svg:viewBox="0 0 159 342" svg:d="M2 342v-258c0-7 0-14 0-21s-1-15-1-21c0-7 0-14 0-20-1-6-1-11-1-16h53c0 5 0 10 0 17 1 6 1 12 1 18 1 7 1 13 1 19s0 11 0 15h1c4-13 9-24 13-34 4-9 10-17 16-23s13-10 21-13 18-5 30-5c5 0 9 0 13 1s7 1 10 2v51c-4-1-8-1-13-2s-11-1-17-1c-13 0-24 3-33 9s-16 14-22 24c-5 10-10 22-12 37-3 14-4 29-4 46v175z">
          <text:p/>
        </draw:path>
        <draw:path draw:style-name="gr3" draw:text-style-name="P7" draw:layer="layout" svg:width="0.161cm" svg:height="0.415cm" svg:x="4.989cm" svg:y="20.432cm" svg:viewBox="0 0 162 416" svg:d="M162 409c-8 2-17 4-26 5s-19 2-30 2c-45 0-67-25-67-76v-224h-39v-41h41l16-75h38v75h62v41h-62v212c0 16 2 27 7 34 6 6 15 10 28 10 5 0 11-1 16-2 5 0 10-1 16-3z">
          <text:p/>
        </draw:path>
        <draw:path draw:style-name="gr3" draw:text-style-name="P7" draw:layer="layout" svg:width="0.325cm" svg:height="0.347cm" svg:x="5.184cm" svg:y="20.501cm" svg:viewBox="0 0 326 348" svg:d="M101 348c-33 0-59-9-76-27s-25-42-25-73c0-23 4-41 13-55 8-14 19-25 32-34 14-8 29-13 47-16 17-4 35-5 53-5h75v-19c0-13-1-25-4-35s-8-18-14-24-13-10-22-13-20-4-32-4c-11 0-20 0-29 2-9 1-16 4-23 8-6 4-11 10-15 17s-7 15-8 26l-58-5c2-14 6-26 12-37 5-11 14-21 24-29 11-8 24-14 40-18 16-5 36-7 58-7 43 0 74 10 96 29 21 19 32 47 32 84v145c0 16 2 29 6 37s13 12 25 12c3 0 6 0 9 0 3-1 6-1 9-2v35c-7 2-14 3-21 4s-14 1-22 1c-10 0-19-1-27-4s-14-7-18-13c-5-6-9-13-11-21-3-8-4-18-5-29h-2c-6 10-12 20-20 29-7 8-15 16-24 22-10 6-21 11-33 14s-26 5-42 5z">
          <text:p/>
        </draw:path>
        <draw:path draw:style-name="gr3" draw:text-style-name="P7" draw:layer="layout" svg:width="0.162cm" svg:height="0.128cm" svg:x="5.241cm" svg:y="20.678cm" svg:viewBox="0 0 163 129" svg:d="M57 129c18 0 33-3 46-10 14-6 25-14 34-24 8-10 15-21 19-33 5-12 7-24 7-35v-27h-61c-14 0-27 1-39 3-13 1-23 5-33 10-9 5-16 13-22 22-5 9-8 22-8 37 0 18 5 32 15 42s24 15 42 15z">
          <text:p/>
        </draw:path>
        <draw:polygon draw:style-name="gr3" draw:text-style-name="P7" draw:layer="layout" svg:width="0.055cm" svg:height="0.46cm" svg:x="5.552cm" svg:y="20.383cm" svg:viewBox="0 0 56 461" draw:points="0,461 0,0 56,0 56,461">
          <text:p/>
        </draw:polygon>
        <draw:path draw:style-name="gr3" draw:text-style-name="P7" draw:layer="layout" svg:width="0.276cm" svg:height="0.346cm" svg:x="5.844cm" svg:y="20.502cm" svg:viewBox="0 0 277 347" svg:d="M277 248c0 16-3 30-9 42-6 13-15 23-27 31-11 9-26 15-42 20-17 4-37 6-58 6-20 0-37-1-53-4-15-3-29-8-41-15-12-6-22-15-29-26-8-11-14-24-18-40l49-9c5 18 15 31 30 39 15 9 35 13 62 13 12 0 23-1 33-3 10-1 18-4 26-8 7-4 13-10 17-16 4-7 6-16 6-25 0-11-3-19-8-25-4-7-11-12-19-17-9-4-19-8-31-11s-26-7-40-11c-13-3-27-7-40-12-13-4-25-10-36-17-10-7-19-16-26-26-6-11-10-24-10-40 0-31 11-54 33-70s54-24 95-24c37 0 67 7 89 20 21 13 35 33 41 62l-50 6c-2-8-6-16-10-21-5-6-11-11-18-15-7-3-15-6-24-7-9-2-18-3-28-3-25 0-43 4-55 12-12 7-18 19-18 34 0 10 2 17 6 23 5 6 11 11 19 15s17 7 29 10c11 3 23 7 36 10 9 2 18 5 28 7 9 3 18 6 27 9 9 4 17 8 25 13 7 5 14 11 20 18s10 14 14 24c3 9 5 19 5 31z">
          <text:p/>
        </draw:path>
        <draw:path draw:style-name="gr3" draw:text-style-name="P7" draw:layer="layout" svg:width="0.297cm" svg:height="0.347cm" svg:x="6.171cm" svg:y="20.501cm" svg:viewBox="0 0 298 348" svg:d="M59 186c0 18 1 34 5 49 4 14 9 27 17 38 7 10 17 19 29 25 12 5 26 8 42 8 24 0 44-4 58-14 15-10 25-22 30-37l49 14c-4 9-8 19-15 28-6 9-14 18-25 25-11 8-24 14-40 19-15 5-34 7-57 7-49 0-87-15-113-44-26-30-39-74-39-132 0-31 4-58 12-80s18-40 32-53c14-14 30-24 48-30s37-9 58-9c28 0 52 5 71 14s34 21 45 37c12 16 20 35 25 57s7 45 7 71v7z">
          <text:p/>
        </draw:path>
        <draw:path draw:style-name="gr3" draw:text-style-name="P7" draw:layer="layout" svg:width="0.18cm" svg:height="0.101cm" svg:x="6.23cm" svg:y="20.542cm" svg:viewBox="0 0 181 102" svg:d="M181 102c-3-35-12-61-27-78-15-16-36-24-64-24-9 0-19 2-29 5-11 3-20 8-29 16-8 7-16 18-22 31s-9 30-10 50z">
          <text:p/>
        </draw:path>
        <draw:path draw:style-name="gr3" draw:text-style-name="P7" draw:layer="layout" svg:width="0.325cm" svg:height="0.347cm" svg:x="6.522cm" svg:y="20.501cm" svg:viewBox="0 0 326 348" svg:d="M101 348c-33 0-59-9-76-27s-25-42-25-73c0-23 4-41 13-55 8-14 19-25 32-34 14-8 29-13 47-16 17-4 35-5 53-5h75v-19c0-13-1-25-4-35s-8-18-14-24-13-10-22-13-20-4-32-4c-11 0-20 0-29 2-9 1-16 4-23 8-6 4-11 10-15 17s-7 15-8 26l-58-5c2-14 6-26 12-37 5-11 14-21 24-29 11-8 24-14 40-18 16-5 36-7 58-7 43 0 74 10 96 29 21 19 32 47 32 84v145c0 16 2 29 6 37s13 12 25 12c3 0 6 0 9 0 3-1 6-1 9-2v35c-7 2-14 3-21 4s-14 1-22 1c-10 0-19-1-27-4s-14-7-18-13c-5-6-9-13-11-21-3-8-4-18-5-29h-2c-6 10-12 20-20 29-7 8-15 16-24 22-10 6-21 11-33 14s-26 5-42 5z">
          <text:p/>
        </draw:path>
        <draw:path draw:style-name="gr3" draw:text-style-name="P7" draw:layer="layout" svg:width="0.162cm" svg:height="0.128cm" svg:x="6.579cm" svg:y="20.678cm" svg:viewBox="0 0 163 129" svg:d="M57 129c18 0 33-3 46-10 14-6 25-14 34-24 8-10 15-21 19-33 5-12 7-24 7-35v-27h-61c-14 0-27 1-39 3-13 1-23 5-33 10-9 5-16 13-22 22-5 9-8 22-8 37 0 18 5 32 15 42s24 15 42 15z">
          <text:p/>
        </draw:path>
        <draw:path draw:style-name="gr3" draw:text-style-name="P7" draw:layer="layout" svg:width="0.158cm" svg:height="0.341cm" svg:x="6.888cm" svg:y="20.501cm" svg:viewBox="0 0 159 342" svg:d="M2 342v-258c0-7 0-14 0-21s-1-15-1-21c0-7 0-14 0-20-1-6-1-11-1-16h53c0 5 0 10 0 17 1 6 1 12 1 18 1 7 1 13 1 19s0 11 0 15h1c4-13 9-24 13-34 4-9 10-17 16-23s13-10 21-13 18-5 30-5c5 0 9 0 13 1s7 1 10 2v51c-4-1-8-1-13-2s-11-1-17-1c-13 0-24 3-33 9s-16 14-22 24c-5 10-10 22-12 37-3 14-4 29-4 46v175z">
          <text:p/>
        </draw:path>
        <draw:path draw:style-name="gr3" draw:text-style-name="P7" draw:layer="layout" svg:width="0.273cm" svg:height="0.347cm" svg:x="7.085cm" svg:y="20.501cm" svg:viewBox="0 0 274 348" svg:d="M58 172c0 20 2 37 4 53 3 17 8 31 15 42 6 12 15 21 26 27 11 7 24 10 40 10 20 0 36-5 50-16 13-10 21-26 24-48h57c-2 14-6 28-12 41-7 13-15 24-26 34-10 10-23 18-38 24-16 6-33 9-53 9-27 0-49-4-67-13-19-9-34-21-45-37-12-16-20-34-25-55s-8-44-8-69c0-23 2-43 6-60 3-17 9-32 15-45 7-13 15-24 24-33s19-16 30-21c10-5 21-9 33-11 12-3 24-4 36-4 19 0 35 3 50 8s27 12 38 21 19 20 26 32 11 25 14 39l-57 5c-3-19-11-34-22-45-12-11-29-16-51-16-16 0-29 2-40 8-10 5-19 13-25 24-7 10-12 24-15 40-2 16-4 35-4 56z">
          <text:p/>
        </draw:path>
        <draw:path draw:style-name="gr3" draw:text-style-name="P7" draw:layer="layout" svg:width="0.267cm" svg:height="0.46cm" svg:x="7.419cm" svg:y="20.383cm" svg:viewBox="0 0 268 461" svg:d="M54 182c6-11 13-21 20-29 8-7 16-14 24-19 9-5 18-9 29-12 10-2 22-3 35-3 21 0 39 3 52 9 14 5 25 13 33 24 8 10 13 23 16 37 3 15 5 31 5 48v224h-56v-213c0-14-1-27-3-38-2-10-5-19-10-26-5-8-12-13-21-17-9-3-21-5-35-5s-26 2-36 7c-11 5-20 12-27 20-8 9-14 20-18 32s-6 26-6 42v198h-56v-461h56v120c0 7 0 14 0 21-1 6-1 13-1 19-1 5-1 10-1 14s0 7-1 8z">
          <text:p/>
        </draw:path>
        <draw:path draw:style-name="gr3" draw:text-style-name="P7" draw:layer="layout" svg:width="0.3cm" svg:height="0.449cm" svg:x="13.553cm" svg:y="20.499cm" svg:viewBox="0 0 301 450" svg:d="M301 323c0 20-3 38-10 54-6 15-16 29-28 40-13 11-28 19-47 24-18 6-39 9-63 9-27 0-50-3-69-10-18-7-33-16-45-27s-21-23-27-38c-6-14-10-28-12-44l58-5c1 12 4 22 9 32 4 9 10 18 18 24 8 7 17 12 28 16s25 6 40 6c28 0 50-7 66-21s24-34 24-62c0-16-3-29-11-39-7-10-16-17-26-23-11-5-22-9-35-11s-24-3-35-3h-31v-48h30c11 0 22-1 33-3s22-6 31-12c10-6 17-13 23-23 7-10 10-22 10-37 0-24-7-42-21-56-14-13-34-20-61-20-25 0-45 6-60 19-15 12-24 30-26 53l-57-4c3-19 8-36 16-50 9-15 19-26 32-36 12-9 27-16 43-21 17-5 34-7 52-7 25 0 46 3 63 9 18 6 32 15 43 25 12 10 20 23 25 37s8 29 8 45c0 13-2 25-5 36-4 11-9 21-17 30-7 9-17 16-28 23-12 6-25 11-41 14v2c17 1 32 5 45 12 13 6 24 13 33 22 8 9 14 20 19 31 4 12 6 24 6 37z">
          <text:p/>
        </draw:path>
        <draw:polygon draw:style-name="gr3" draw:text-style-name="P7" draw:layer="layout" svg:width="0.059cm" svg:height="0.067cm" svg:x="13.938cm" svg:y="20.875cm" svg:viewBox="0 0 60 68" draw:points="0,68 0,0 60,0 60,68">
          <text:p/>
        </draw:polygon>
        <draw:path draw:style-name="gr3" draw:text-style-name="P7" draw:layer="layout" svg:width="0.365cm" svg:height="0.449cm" svg:x="14.265cm" svg:y="20.499cm" svg:viewBox="0 0 366 450" svg:d="M366 323c0 18-4 35-11 51-7 15-18 29-33 40s-34 20-56 27c-23 6-50 9-81 9-54 0-97-10-127-29s-50-46-58-82l57-12c3 12 8 22 14 31 6 10 14 18 24 25 10 6 23 11 38 15s33 6 54 6c18 0 34-2 49-5 14-3 27-7 37-14 11-6 19-14 25-24 6-9 9-21 9-35s-3-26-10-35c-6-8-15-16-27-22-12-5-26-10-42-14-17-4-35-8-55-13-12-3-24-6-36-9-13-3-24-7-36-11-11-5-22-10-32-16-9-6-18-13-25-21-8-9-13-19-17-30s-7-24-7-38c0-21 5-38 13-53s20-27 35-37c15-9 32-16 53-20 20-5 42-7 65-7 27 0 51 2 70 6 19 5 35 11 48 19 14 9 24 19 32 32 8 12 15 27 19 44l-58 10c-3-11-7-20-13-28-5-9-12-16-21-21-9-6-20-10-32-13-13-3-28-4-45-4-21 0-38 2-51 5-14 4-25 9-33 15-9 6-15 13-18 22-4 8-6 17-6 27 0 13 3 24 10 32 6 8 15 15 26 21 12 6 25 10 39 14 15 4 30 7 47 11 13 3 27 6 40 10 13 3 26 7 38 11 13 5 24 10 35 16 10 6 20 13 27 22 8 8 14 19 19 30 4 12 7 26 7 42z">
          <text:p/>
        </draw:path>
        <draw:path draw:style-name="gr3" draw:text-style-name="P7" draw:layer="layout" svg:width="0.297cm" svg:height="0.347cm" svg:x="14.686cm" svg:y="20.601cm" svg:viewBox="0 0 298 348" svg:d="M59 186c0 18 1 34 5 49 4 14 9 27 17 38 7 10 17 19 29 25 12 5 26 8 42 8 24 0 44-4 58-14 15-10 25-22 30-37l49 14c-4 9-8 19-15 28-6 9-14 18-25 25-11 8-24 14-40 19-15 5-34 7-57 7-49 0-87-15-113-44-26-30-39-74-39-132 0-31 4-58 12-80s18-40 32-53c14-14 30-24 48-30s37-9 58-9c28 0 52 5 71 14s34 21 45 37c12 16 20 35 25 57s7 45 7 71v7z">
          <text:p/>
        </draw:path>
        <draw:path draw:style-name="gr3" draw:text-style-name="P7" draw:layer="layout" svg:width="0.18cm" svg:height="0.101cm" svg:x="14.745cm" svg:y="20.642cm" svg:viewBox="0 0 181 102" svg:d="M181 102c-3-35-12-61-27-78-15-16-36-24-64-24-9 0-19 2-29 5-11 3-20 8-29 16-8 7-16 18-22 31s-9 30-10 50z">
          <text:p/>
        </draw:path>
        <draw:path draw:style-name="gr3" draw:text-style-name="P7" draw:layer="layout" svg:width="0.325cm" svg:height="0.347cm" svg:x="15.038cm" svg:y="20.601cm" svg:viewBox="0 0 326 348" svg:d="M101 348c-33 0-59-9-76-27s-25-42-25-73c0-23 4-41 13-55 8-14 19-25 32-34 14-8 29-13 47-16 17-4 35-5 53-5h75v-19c0-13-1-25-4-35s-8-18-14-24-13-10-22-13-20-4-32-4c-11 0-20 0-29 2-9 1-16 4-23 8-6 4-11 10-15 17s-7 15-8 26l-58-5c2-14 6-26 12-37 5-11 14-21 24-29 11-8 24-14 40-18 16-5 36-7 58-7 43 0 74 10 96 29 21 19 32 47 32 84v145c0 16 2 29 6 37s13 12 25 12c3 0 6 0 9 0 3-1 6-1 9-2v35c-7 2-14 3-21 4s-14 1-22 1c-10 0-19-1-27-4s-14-7-18-13c-5-6-9-13-11-21-3-8-4-18-5-29h-2c-6 10-12 20-20 29-7 8-15 16-24 22-10 6-21 11-33 14s-26 5-42 5z">
          <text:p/>
        </draw:path>
        <draw:path draw:style-name="gr3" draw:text-style-name="P7" draw:layer="layout" svg:width="0.162cm" svg:height="0.128cm" svg:x="15.095cm" svg:y="20.778cm" svg:viewBox="0 0 163 129" svg:d="M57 129c18 0 33-3 46-10 14-6 25-14 34-24 8-10 15-21 19-33 5-12 7-24 7-35v-27h-61c-14 0-27 1-39 3-13 1-23 5-33 10-9 5-16 13-22 22-5 9-8 22-8 37 0 18 5 32 15 42s24 15 42 15z">
          <text:p/>
        </draw:path>
        <draw:path draw:style-name="gr3" draw:text-style-name="P7" draw:layer="layout" svg:width="0.158cm" svg:height="0.341cm" svg:x="15.404cm" svg:y="20.601cm" svg:viewBox="0 0 159 342" svg:d="M2 342v-258c0-7 0-14 0-21s-1-15-1-21c0-7 0-14 0-20-1-6-1-11-1-16h53c0 5 0 10 0 17 1 6 1 12 1 18 1 7 1 13 1 19s0 11 0 15h1c4-13 9-24 13-34 4-9 10-17 16-23s13-10 21-13 18-5 30-5c5 0 9 0 13 1s7 1 10 2v51c-4-1-8-1-13-2s-11-1-17-1c-13 0-24 3-33 9s-16 14-22 24c-5 10-10 22-12 37-3 14-4 29-4 46v175z">
          <text:p/>
        </draw:path>
        <draw:path draw:style-name="gr3" draw:text-style-name="P7" draw:layer="layout" svg:width="0.273cm" svg:height="0.347cm" svg:x="15.601cm" svg:y="20.601cm" svg:viewBox="0 0 274 348" svg:d="M58 172c0 20 2 37 4 53 3 17 8 31 15 42 6 12 15 21 26 27 11 7 24 10 40 10 20 0 36-5 50-16 13-10 21-26 24-48h57c-2 14-6 28-12 41-7 13-15 24-26 34-10 10-23 18-38 24-16 6-33 9-53 9-27 0-49-4-67-13-19-9-34-21-45-37-12-16-20-34-25-55s-8-44-8-69c0-23 2-43 6-60 3-17 9-32 15-45 7-13 15-24 24-33s19-16 30-21c10-5 21-9 33-11 12-3 24-4 36-4 19 0 35 3 50 8s27 12 38 21 19 20 26 32 11 25 14 39l-57 5c-3-19-11-34-22-45-12-11-29-16-51-16-16 0-29 2-40 8-10 5-19 13-25 24-7 10-12 24-15 40-2 16-4 35-4 56z">
          <text:p/>
        </draw:path>
        <draw:path draw:style-name="gr3" draw:text-style-name="P7" draw:layer="layout" svg:width="0.267cm" svg:height="0.46cm" svg:x="15.935cm" svg:y="20.483cm" svg:viewBox="0 0 268 461" svg:d="M54 182c6-11 13-21 20-29 8-7 16-14 24-19 9-5 18-9 29-12 10-2 22-3 35-3 21 0 39 3 52 9 14 5 25 13 33 24 8 10 13 23 16 37 3 15 5 31 5 48v224h-56v-213c0-14-1-27-3-38-2-10-5-19-10-26-5-8-12-13-21-17-9-3-21-5-35-5s-26 2-36 7c-11 5-20 12-27 20-8 9-14 20-18 32s-6 26-6 42v198h-56v-461h56v120c0 7 0 14 0 21-1 6-1 13-1 19-1 5-1 10-1 14s0 7-1 8z">
          <text:p/>
        </draw:path>
        <draw:path draw:style-name="gr3" draw:text-style-name="P7" draw:layer="layout" svg:width="0.158cm" svg:height="0.341cm" svg:x="16.462cm" svg:y="20.601cm" svg:viewBox="0 0 159 342" svg:d="M2 342v-258c0-7 0-14 0-21s-1-15-1-21c0-7 0-14 0-20-1-6-1-11-1-16h53c0 5 0 10 0 17 1 6 1 12 1 18 1 7 1 13 1 19s0 11 0 15h1c4-13 9-24 13-34 4-9 10-17 16-23s13-10 21-13 18-5 30-5c5 0 9 0 13 1s7 1 10 2v51c-4-1-8-1-13-2s-11-1-17-1c-13 0-24 3-33 9s-16 14-22 24c-5 10-10 22-12 37-3 14-4 29-4 46v175z">
          <text:p/>
        </draw:path>
        <draw:path draw:style-name="gr3" draw:text-style-name="P7" draw:layer="layout" svg:width="0.297cm" svg:height="0.347cm" svg:x="16.659cm" svg:y="20.601cm" svg:viewBox="0 0 298 348" svg:d="M59 186c0 18 1 34 5 49 4 14 9 27 17 38 7 10 17 19 29 25 12 5 26 8 42 8 24 0 44-4 58-14 15-10 25-22 30-37l49 14c-4 9-8 19-15 28-6 9-14 18-25 25-11 8-24 14-40 19-15 5-34 7-57 7-49 0-87-15-113-44-26-30-39-74-39-132 0-31 4-58 12-80s18-40 32-53c14-14 30-24 48-30s37-9 58-9c28 0 52 5 71 14s34 21 45 37c12 16 20 35 25 57s7 45 7 71v7z">
          <text:p/>
        </draw:path>
        <draw:path draw:style-name="gr3" draw:text-style-name="P7" draw:layer="layout" svg:width="0.18cm" svg:height="0.101cm" svg:x="16.718cm" svg:y="20.642cm" svg:viewBox="0 0 181 102" svg:d="M181 102c-3-35-12-61-27-78-15-16-36-24-64-24-9 0-19 2-29 5-11 3-20 8-29 16-8 7-16 18-22 31s-9 30-10 50z">
          <text:p/>
        </draw:path>
        <draw:path draw:style-name="gr3" draw:text-style-name="P7" draw:layer="layout" svg:width="0.276cm" svg:height="0.346cm" svg:x="17.001cm" svg:y="20.602cm" svg:viewBox="0 0 277 347" svg:d="M277 248c0 16-3 30-9 42-6 13-15 23-27 31-11 9-26 15-42 20-17 4-37 6-58 6-20 0-37-1-53-4-15-3-29-8-41-15-12-6-22-15-29-26-8-11-14-24-18-40l49-9c5 18 15 31 30 39 15 9 35 13 62 13 12 0 23-1 33-3 10-1 18-4 26-8 7-4 13-10 17-16 4-7 6-16 6-25 0-11-3-19-8-25-4-7-11-12-19-17-9-4-19-8-31-11s-26-7-40-11c-13-3-27-7-40-12-13-4-25-10-36-17-10-7-19-16-26-26-6-11-10-24-10-40 0-31 11-54 33-70s54-24 95-24c37 0 67 7 89 20 21 13 35 33 41 62l-50 6c-2-8-6-16-10-21-5-6-11-11-18-15-7-3-15-6-24-7-9-2-18-3-28-3-25 0-43 4-55 12-12 7-18 19-18 34 0 10 2 17 6 23 5 6 11 11 19 15s17 7 29 10c11 3 23 7 36 10 9 2 18 5 28 7 9 3 18 6 27 9 9 4 17 8 25 13 7 5 14 11 20 18s10 14 14 24c3 9 5 19 5 31z">
          <text:p/>
        </draw:path>
        <draw:path draw:style-name="gr3" draw:text-style-name="P7" draw:layer="layout" svg:width="0.285cm" svg:height="0.473cm" svg:x="17.342cm" svg:y="20.601cm" svg:viewBox="0 0 286 474" svg:d="M286 172c0 26-2 49-7 71-4 22-11 40-20 56-10 15-23 27-38 36-16 9-36 13-59 13-24 0-45-4-63-13s-31-24-41-45h-2c1 0 1 2 1 6 0 3 0 7 0 12s0 10 1 17c0 6 0 12 0 18v131h-56v-401c0-8 0-15 0-23 0-7-1-14-1-20s0-12 0-16c-1-4-1-7-1-7h54c0 1 0 3 1 7 0 3 0 8 1 13 0 5 0 11 1 16 0 6 0 12 0 17h1c5-11 11-20 18-28 7-7 14-13 23-18 8-5 18-9 28-11s22-3 35-3c23 0 43 4 59 12 15 9 28 20 38 35 9 15 16 34 20 55 5 21 7 45 7 70z">
          <text:p/>
        </draw:path>
        <draw:path draw:style-name="gr3" draw:text-style-name="P7" draw:layer="layout" svg:width="0.168cm" svg:height="0.263cm" svg:x="17.4cm" svg:y="20.644cm" svg:viewBox="0 0 169 264" svg:d="M169 131c0-21-1-40-3-56-3-16-7-30-13-41s-14-19-25-25c-10-6-22-9-38-9-12 0-24 2-35 5-11 4-20 11-28 20-9 10-15 24-20 42-5 17-7 40-7 68 0 24 2 44 6 60 4 17 10 30 17 40 8 10 17 18 28 22 11 5 24 7 39 7s28-3 38-9 19-15 25-26c6-12 10-26 13-42 2-17 3-35 3-56z">
          <text:p/>
        </draw:path>
        <draw:path draw:style-name="gr3" draw:text-style-name="P7" draw:layer="layout" svg:width="0.299cm" svg:height="0.347cm" svg:x="17.679cm" svg:y="20.601cm" svg:viewBox="0 0 300 348" svg:d="M300 174c0 59-13 102-39 131s-63 43-112 43c-24 0-45-3-63-10-19-7-34-18-47-33-12-14-22-32-29-54s-10-48-10-77c0-116 50-174 150-174 26 0 49 4 68 11s34 18 46 32c12 15 21 33 27 55s9 47 9 76z">
          <text:p/>
        </draw:path>
        <draw:path draw:style-name="gr3" draw:text-style-name="P7" draw:layer="layout" svg:width="0.182cm" svg:height="0.265cm" svg:x="17.737cm" svg:y="20.642cm" svg:viewBox="0 0 183 266" svg:d="M183 133c0-27-2-48-6-65s-10-31-18-41-17-17-28-21c-12-4-24-6-38-6-15 0-27 2-39 6-11 5-21 12-29 22s-14 24-19 41c-4 17-6 38-6 64s2 47 7 64c4 17 11 31 19 41s17 17 28 22c11 4 22 6 35 6 15 0 27-2 39-6s21-11 30-22c8-10 14-23 18-41 4-17 7-38 7-64z">
          <text:p/>
        </draw:path>
        <draw:path draw:style-name="gr3" draw:text-style-name="P7" draw:layer="layout" svg:width="0.269cm" svg:height="0.341cm" svg:x="18.046cm" svg:y="20.601cm" svg:viewBox="0 0 270 342" svg:d="M214 342v-213c0-16-2-30-4-41s-6-20-12-26c-5-7-12-12-21-15-9-2-19-4-33-4-13 0-25 2-35 7-11 5-20 12-28 20-7 9-13 20-17 33s-6 28-6 44v195h-56v-265c0-7 0-14 0-22s-1-15-1-22 0-13 0-18c-1-5-1-8-1-8h53c0 1 0 4 0 9 1 4 1 9 1 15s1 12 1 18 0 11 0 15h1c5-10 11-19 18-27 6-8 14-14 22-20 9-5 18-9 29-12s24-5 38-5c19 0 35 2 48 7 14 4 25 11 34 21 8 9 15 22 19 37s6 33 6 53v224z">
          <text:p/>
        </draw:path>
        <draw:path draw:style-name="gr3" draw:text-style-name="P7" draw:layer="layout" svg:width="0.276cm" svg:height="0.346cm" svg:x="18.373cm" svg:y="20.602cm" svg:viewBox="0 0 277 347" svg:d="M277 248c0 16-3 30-9 42-6 13-15 23-27 31-11 9-26 15-42 20-17 4-37 6-58 6-20 0-37-1-53-4-15-3-29-8-41-15-12-6-22-15-29-26-8-11-14-24-18-40l49-9c5 18 15 31 30 39 15 9 35 13 62 13 12 0 23-1 33-3 10-1 18-4 26-8 7-4 13-10 17-16 4-7 6-16 6-25 0-11-3-19-8-25-4-7-11-12-19-17-9-4-19-8-31-11s-26-7-40-11c-13-3-27-7-40-12-13-4-25-10-36-17-10-7-19-16-26-26-6-11-10-24-10-40 0-31 11-54 33-70s54-24 95-24c37 0 67 7 89 20 21 13 35 33 41 62l-50 6c-2-8-6-16-10-21-5-6-11-11-18-15-7-3-15-6-24-7-9-2-18-3-28-3-25 0-43 4-55 12-12 7-18 19-18 34 0 10 2 17 6 23 5 6 11 11 19 15s17 7 29 10c11 3 23 7 36 10 9 2 18 5 28 7 9 3 18 6 27 9 9 4 17 8 25 13 7 5 14 11 20 18s10 14 14 24c3 9 5 19 5 31z">
          <text:p/>
        </draw:path>
        <draw:path draw:style-name="gr3" draw:text-style-name="P7" draw:layer="layout" svg:width="0.297cm" svg:height="0.347cm" svg:x="18.7cm" svg:y="20.601cm" svg:viewBox="0 0 298 348" svg:d="M59 186c0 18 1 34 5 49 4 14 9 27 17 38 7 10 17 19 29 25 12 5 26 8 42 8 24 0 44-4 58-14 15-10 25-22 30-37l49 14c-4 9-8 19-15 28-6 9-14 18-25 25-11 8-24 14-40 19-15 5-34 7-57 7-49 0-87-15-113-44-26-30-39-74-39-132 0-31 4-58 12-80s18-40 32-53c14-14 30-24 48-30s37-9 58-9c28 0 52 5 71 14s34 21 45 37c12 16 20 35 25 57s7 45 7 71v7z">
          <text:p/>
        </draw:path>
        <draw:path draw:style-name="gr3" draw:text-style-name="P7" draw:layer="layout" svg:width="0.18cm" svg:height="0.101cm" svg:x="18.759cm" svg:y="20.642cm" svg:viewBox="0 0 181 102" svg:d="M181 102c-3-35-12-61-27-78-15-16-36-24-64-24-9 0-19 2-29 5-11 3-20 8-29 16-8 7-16 18-22 31s-9 30-10 50z">
          <text:p/>
        </draw:path>
        <draw:polygon draw:style-name="gr3" draw:text-style-name="P7" draw:layer="layout" svg:width="0.319cm" svg:height="0.437cm" svg:x="13.225cm" svg:y="13.006cm" svg:viewBox="0 0 320 438" draw:points="259,339 259,438 206,438 206,339 0,339 0,295 200,0 259,0 259,294 320,294 320,339">
          <text:p/>
        </draw:polygon>
        <draw:path draw:style-name="gr3" draw:text-style-name="P7" draw:layer="layout" svg:width="0.153cm" svg:height="0.229cm" svg:x="13.276cm" svg:y="13.069cm" svg:viewBox="0 0 154 230" svg:d="M154 0c0 1-1 3-3 6-1 3-3 6-5 10s-4 8-7 12c-2 3-4 7-5 9l-112 166c-1 2-3 4-5 7s-4 5-6 8-4 6-6 8c-2 3-4 4-5 4h154z">
          <text:p/>
        </draw:path>
        <draw:polygon draw:style-name="gr3" draw:text-style-name="P7" draw:layer="layout" svg:width="0.059cm" svg:height="0.067cm" svg:x="13.619cm" svg:y="13.375cm" svg:viewBox="0 0 60 68" draw:points="0,68 0,0 60,0 60,68">
          <text:p/>
        </draw:polygon>
        <draw:polygon draw:style-name="gr3" draw:text-style-name="P7" draw:layer="layout" svg:width="0.363cm" svg:height="0.437cm" svg:x="13.969cm" svg:y="13.006cm" svg:viewBox="0 0 364 438" draw:points="291,438 116,226 59,270 59,438 0,438 0,0 59,0 59,219 270,0 340,0 153,190 364,438">
          <text:p/>
        </draw:polygon>
        <draw:path draw:style-name="gr3" draw:text-style-name="P7" draw:layer="layout" svg:width="0.269cm" svg:height="0.341cm" svg:x="14.382cm" svg:y="13.101cm" svg:viewBox="0 0 270 342" svg:d="M214 342v-213c0-16-2-30-4-41s-6-20-12-26c-5-7-12-12-21-15-9-2-19-4-33-4-13 0-25 2-35 7-11 5-20 12-28 20-7 9-13 20-17 33s-6 28-6 44v195h-56v-265c0-7 0-14 0-22s-1-15-1-22 0-13 0-18c-1-5-1-8-1-8h53c0 1 0 4 0 9 1 4 1 9 1 15s1 12 1 18 0 11 0 15h1c5-10 11-19 18-27 6-8 14-14 22-20 9-5 18-9 29-12s24-5 38-5c19 0 35 2 48 7 14 4 25 11 34 21 8 9 15 22 19 37s6 33 6 53v224z">
          <text:p/>
        </draw:path>
        <draw:path draw:style-name="gr3" draw:text-style-name="P7" draw:layer="layout" svg:width="0.299cm" svg:height="0.347cm" svg:x="14.719cm" svg:y="13.101cm" svg:viewBox="0 0 300 348" svg:d="M300 174c0 59-13 102-39 131s-63 43-112 43c-24 0-45-3-63-10-19-7-34-18-47-33-12-14-22-32-29-54s-10-48-10-77c0-116 50-174 150-174 26 0 49 4 68 11s34 18 46 32c12 15 21 33 27 55s9 47 9 76z">
          <text:p/>
        </draw:path>
        <draw:path draw:style-name="gr3" draw:text-style-name="P7" draw:layer="layout" svg:width="0.182cm" svg:height="0.265cm" svg:x="14.777cm" svg:y="13.142cm" svg:viewBox="0 0 183 266" svg:d="M183 133c0-27-2-48-6-65s-10-31-18-41-17-17-28-21c-12-4-24-6-38-6-15 0-27 2-39 6-11 5-21 12-29 22s-14 24-19 41c-4 17-6 38-6 64s2 47 7 64c4 17 11 31 19 41s17 17 28 22c11 4 22 6 35 6 15 0 27-2 39-6s21-11 30-22c8-10 14-23 18-41 4-17 7-38 7-64z">
          <text:p/>
        </draw:path>
        <draw:path draw:style-name="gr3" draw:text-style-name="P7" draw:layer="layout" svg:width="0.46cm" svg:height="0.335cm" svg:x="15.042cm" svg:y="13.107cm" svg:viewBox="0 0 461 336" svg:d="M365 336h-65l-53-217c-2-5-4-12-6-21-1-8-3-16-5-24-2-9-4-18-6-28-1 9-3 18-6 28-1 7-3 16-5 24-2 9-4 16-5 22l-56 216h-64l-94-336h55l57 228c1 5 3 11 4 18 2 7 3 14 5 20 1 8 3 16 4 24 2-8 4-16 6-23 1-7 3-13 5-20 1-6 3-12 4-16l61-231h59l59 231c2 5 3 11 5 18 1 7 3 13 4 19 2 7 4 14 5 22 2-8 4-16 5-23 2-7 3-13 5-20 1-7 3-13 4-19l60-228h54z">
          <text:p/>
        </draw:path>
        <draw:polygon draw:style-name="gr3" draw:text-style-name="P7" draw:layer="layout" svg:width="0.055cm" svg:height="0.46cm" svg:x="15.543cm" svg:y="12.983cm" svg:viewBox="0 0 56 461" draw:points="0,461 0,0 56,0 56,461">
          <text:p/>
        </draw:polygon>
        <draw:path draw:style-name="gr3" draw:text-style-name="P7" draw:layer="layout" svg:width="0.297cm" svg:height="0.347cm" svg:x="15.667cm" svg:y="13.101cm" svg:viewBox="0 0 298 348" svg:d="M59 186c0 18 1 34 5 49 4 14 9 27 17 38 7 10 17 19 29 25 12 5 26 8 42 8 24 0 44-4 58-14 15-10 25-22 30-37l49 14c-4 9-8 19-15 28-6 9-14 18-25 25-11 8-24 14-40 19-15 5-34 7-57 7-49 0-87-15-113-44-26-30-39-74-39-132 0-31 4-58 12-80s18-40 32-53c14-14 30-24 48-30s37-9 58-9c28 0 52 5 71 14s34 21 45 37c12 16 20 35 25 57s7 45 7 71v7z">
          <text:p/>
        </draw:path>
        <draw:path draw:style-name="gr3" draw:text-style-name="P7" draw:layer="layout" svg:width="0.18cm" svg:height="0.101cm" svg:x="15.726cm" svg:y="13.142cm" svg:viewBox="0 0 181 102" svg:d="M181 102c-3-35-12-61-27-78-15-16-36-24-64-24-9 0-19 2-29 5-11 3-20 8-29 16-8 7-16 18-22 31s-9 30-10 50z">
          <text:p/>
        </draw:path>
        <draw:path draw:style-name="gr3" draw:text-style-name="P7" draw:layer="layout" svg:width="0.285cm" svg:height="0.466cm" svg:x="16.018cm" svg:y="12.983cm" svg:viewBox="0 0 286 467" svg:d="M228 407c-10 21-24 37-41 46s-38 14-64 14c-42 0-73-14-93-43-20-28-30-72-30-130 0-117 41-175 123-175 26 0 47 4 64 14 17 9 31 24 41 44h1c0-2-1-5-1-10 0-4 0-9 0-14s0-9 0-13v-10-130h56v393c0 8 0 16 0 23 0 8 0 15 0 21 1 6 1 11 1 16 0 4 0 7 1 7h-54c0-2-1-5-1-9s0-8-1-13c0-5 0-10-1-15 0-6 0-11 0-16z">
          <text:p/>
        </draw:path>
        <draw:path draw:style-name="gr3" draw:text-style-name="P7" draw:layer="layout" svg:width="0.168cm" svg:height="0.263cm" svg:x="16.076cm" svg:y="13.143cm" svg:viewBox="0 0 169 264" svg:d="M0 133c0 23 1 43 4 59 3 17 8 30 14 41 7 11 15 18 25 23s22 8 36 8c15 0 28-3 39-7 11-5 21-13 28-23 8-11 13-25 17-42s6-38 6-63c0-24-2-44-6-61-4-16-9-29-17-39-8-11-17-18-28-22-11-5-24-7-38-7s-26 2-36 7-18 13-24 23c-7 11-12 24-15 41s-5 38-5 62z">
          <text:p/>
        </draw:path>
        <draw:path draw:style-name="gr3" draw:text-style-name="P7" draw:layer="layout" svg:width="0.285cm" svg:height="0.472cm" svg:x="16.37cm" svg:y="13.102cm" svg:viewBox="0 0 286 473" svg:d="M143 473c-19 0-36-2-51-6s-28-9-38-17c-11-7-19-16-26-26-6-10-11-22-14-34l56-8c4 15 12 27 25 36 12 8 29 12 50 12 12 0 24-1 34-5 11-3 19-9 27-17 7-8 12-18 16-30 4-13 6-28 6-45v-55c-5 9-10 17-16 25s-13 14-22 20-19 11-31 15c-11 3-24 5-39 5-22 0-40-3-55-10-15-8-28-18-37-33-10-14-17-32-21-53-5-21-7-45-7-73 0-27 2-51 7-73 4-21 11-40 21-55s23-26 39-34 36-12 59-12c24 0 44 5 62 16 17 11 31 27 40 47h1c0-6 0-11 0-18 1-6 1-12 1-18 1-6 1-11 1-15 1-4 1-6 2-6h53c-1 2-1 5-1 9 0 5 0 10-1 16 0 7 0 13 0 21 0 7 0 15 0 23v257c0 47-12 82-35 106-23 23-58 35-106 35z">
          <text:p/>
        </draw:path>
        <draw:path draw:style-name="gr3" draw:text-style-name="P7" draw:layer="layout" svg:width="0.17cm" svg:height="0.259cm" svg:x="16.427cm" svg:y="13.144cm" svg:viewBox="0 0 171 260" svg:d="M171 131c0-23-3-43-8-60-5-16-12-30-20-40-8-11-18-19-28-24-11-5-22-7-33-7-14 0-27 2-37 7s-19 13-25 24c-7 11-12 24-15 41-3 16-5 36-5 59 0 25 2 45 5 61 3 17 8 30 15 40 6 10 15 18 25 22s22 6 36 6c11 0 22-2 33-7 10-4 20-12 28-22 9-11 16-24 21-40 5-17 8-36 8-60z">
          <text:p/>
        </draw:path>
        <draw:path draw:style-name="gr3" draw:text-style-name="P7" draw:layer="layout" svg:width="0.297cm" svg:height="0.347cm" svg:x="16.721cm" svg:y="13.101cm" svg:viewBox="0 0 298 348" svg:d="M59 186c0 18 1 34 5 49 4 14 9 27 17 38 7 10 17 19 29 25 12 5 26 8 42 8 24 0 44-4 58-14 15-10 25-22 30-37l49 14c-4 9-8 19-15 28-6 9-14 18-25 25-11 8-24 14-40 19-15 5-34 7-57 7-49 0-87-15-113-44-26-30-39-74-39-132 0-31 4-58 12-80s18-40 32-53c14-14 30-24 48-30s37-9 58-9c28 0 52 5 71 14s34 21 45 37c12 16 20 35 25 57s7 45 7 71v7z">
          <text:p/>
        </draw:path>
        <draw:path draw:style-name="gr3" draw:text-style-name="P7" draw:layer="layout" svg:width="0.18cm" svg:height="0.101cm" svg:x="16.78cm" svg:y="13.142cm" svg:viewBox="0 0 181 102" svg:d="M181 102c-3-35-12-61-27-78-15-16-36-24-64-24-9 0-19 2-29 5-11 3-20 8-29 16-8 7-16 18-22 31s-9 30-10 50z">
          <text:p/>
        </draw:path>
        <draw:path draw:style-name="gr3" draw:text-style-name="P7" draw:layer="layout" svg:width="0.158cm" svg:height="0.341cm" svg:x="17.265cm" svg:y="13.101cm" svg:viewBox="0 0 159 342" svg:d="M2 342v-258c0-7 0-14 0-21s-1-15-1-21c0-7 0-14 0-20-1-6-1-11-1-16h53c0 5 0 10 0 17 1 6 1 12 1 18 1 7 1 13 1 19s0 11 0 15h1c4-13 9-24 13-34 4-9 10-17 16-23s13-10 21-13 18-5 30-5c5 0 9 0 13 1s7 1 10 2v51c-4-1-8-1-13-2s-11-1-17-1c-13 0-24 3-33 9s-16 14-22 24c-5 10-10 22-12 37-3 14-4 29-4 46v175z">
          <text:p/>
        </draw:path>
        <draw:path draw:style-name="gr3" draw:text-style-name="P7" draw:layer="layout" svg:width="0.297cm" svg:height="0.347cm" svg:x="17.462cm" svg:y="13.101cm" svg:viewBox="0 0 298 348" svg:d="M59 186c0 18 1 34 5 49 4 14 9 27 17 38 7 10 17 19 29 25 12 5 26 8 42 8 24 0 44-4 58-14 15-10 25-22 30-37l49 14c-4 9-8 19-15 28-6 9-14 18-25 25-11 8-24 14-40 19-15 5-34 7-57 7-49 0-87-15-113-44-26-30-39-74-39-132 0-31 4-58 12-80s18-40 32-53c14-14 30-24 48-30s37-9 58-9c28 0 52 5 71 14s34 21 45 37c12 16 20 35 25 57s7 45 7 71v7z">
          <text:p/>
        </draw:path>
        <draw:path draw:style-name="gr3" draw:text-style-name="P7" draw:layer="layout" svg:width="0.18cm" svg:height="0.101cm" svg:x="17.521cm" svg:y="13.142cm" svg:viewBox="0 0 181 102" svg:d="M181 102c-3-35-12-61-27-78-15-16-36-24-64-24-9 0-19 2-29 5-11 3-20 8-29 16-8 7-16 18-22 31s-9 30-10 50z">
          <text:p/>
        </draw:path>
        <draw:path draw:style-name="gr3" draw:text-style-name="P7" draw:layer="layout" svg:width="0.276cm" svg:height="0.346cm" svg:x="17.804cm" svg:y="13.102cm" svg:viewBox="0 0 277 347" svg:d="M277 248c0 16-3 30-9 42-6 13-15 23-27 31-11 9-26 15-42 20-17 4-37 6-58 6-20 0-37-1-53-4-15-3-29-8-41-15-12-6-22-15-29-26-8-11-14-24-18-40l49-9c5 18 15 31 30 39 15 9 35 13 62 13 12 0 23-1 33-3 10-1 18-4 26-8 7-4 13-10 17-16 4-7 6-16 6-25 0-11-3-19-8-25-4-7-11-12-19-17-9-4-19-8-31-11s-26-7-40-11c-13-3-27-7-40-12-13-4-25-10-36-17-10-7-19-16-26-26-6-11-10-24-10-40 0-31 11-54 33-70s54-24 95-24c37 0 67 7 89 20 21 13 35 33 41 62l-50 6c-2-8-6-16-10-21-5-6-11-11-18-15-7-3-15-6-24-7-9-2-18-3-28-3-25 0-43 4-55 12-12 7-18 19-18 34 0 10 2 17 6 23 5 6 11 11 19 15s17 7 29 10c11 3 23 7 36 10 9 2 18 5 28 7 9 3 18 6 27 9 9 4 17 8 25 13 7 5 14 11 20 18s10 14 14 24c3 9 5 19 5 31z">
          <text:p/>
        </draw:path>
        <draw:path draw:style-name="gr3" draw:text-style-name="P7" draw:layer="layout" svg:width="0.285cm" svg:height="0.473cm" svg:x="18.145cm" svg:y="13.101cm" svg:viewBox="0 0 286 474" svg:d="M286 172c0 26-2 49-7 71-4 22-11 40-20 56-10 15-23 27-38 36-16 9-36 13-59 13-24 0-45-4-63-13s-31-24-41-45h-2c1 0 1 2 1 6 0 3 0 7 0 12s0 10 1 17c0 6 0 12 0 18v131h-56v-401c0-8 0-15 0-23 0-7-1-14-1-20s0-12 0-16c-1-4-1-7-1-7h54c0 1 0 3 1 7 0 3 0 8 1 13 0 5 0 11 1 16 0 6 0 12 0 17h1c5-11 11-20 18-28 7-7 14-13 23-18 8-5 18-9 28-11s22-3 35-3c23 0 43 4 59 12 15 9 28 20 38 35 9 15 16 34 20 55 5 21 7 45 7 70z">
          <text:p/>
        </draw:path>
        <draw:path draw:style-name="gr3" draw:text-style-name="P7" draw:layer="layout" svg:width="0.168cm" svg:height="0.263cm" svg:x="18.203cm" svg:y="13.144cm" svg:viewBox="0 0 169 264" svg:d="M169 131c0-21-1-40-3-56-3-16-7-30-13-41s-14-19-25-25c-10-6-22-9-38-9-12 0-24 2-35 5-11 4-20 11-28 20-9 10-15 24-20 42-5 17-7 40-7 68 0 24 2 44 6 60 4 17 10 30 17 40 8 10 17 18 28 22 11 5 24 7 39 7s28-3 38-9 19-15 25-26c6-12 10-26 13-42 2-17 3-35 3-56z">
          <text:p/>
        </draw:path>
        <draw:path draw:style-name="gr3" draw:text-style-name="P7" draw:layer="layout" svg:width="0.299cm" svg:height="0.347cm" svg:x="18.482cm" svg:y="13.101cm" svg:viewBox="0 0 300 348" svg:d="M300 174c0 59-13 102-39 131s-63 43-112 43c-24 0-45-3-63-10-19-7-34-18-47-33-12-14-22-32-29-54s-10-48-10-77c0-116 50-174 150-174 26 0 49 4 68 11s34 18 46 32c12 15 21 33 27 55s9 47 9 76z">
          <text:p/>
        </draw:path>
        <draw:path draw:style-name="gr3" draw:text-style-name="P7" draw:layer="layout" svg:width="0.182cm" svg:height="0.265cm" svg:x="18.54cm" svg:y="13.142cm" svg:viewBox="0 0 183 266" svg:d="M183 133c0-27-2-48-6-65s-10-31-18-41-17-17-28-21c-12-4-24-6-38-6-15 0-27 2-39 6-11 5-21 12-29 22s-14 24-19 41c-4 17-6 38-6 64s2 47 7 64c4 17 11 31 19 41s17 17 28 22c11 4 22 6 35 6 15 0 27-2 39-6s21-11 30-22c8-10 14-23 18-41 4-17 7-38 7-64z">
          <text:p/>
        </draw:path>
        <draw:path draw:style-name="gr3" draw:text-style-name="P7" draw:layer="layout" svg:width="0.269cm" svg:height="0.341cm" svg:x="18.848cm" svg:y="13.101cm" svg:viewBox="0 0 270 342" svg:d="M214 342v-213c0-16-2-30-4-41s-6-20-12-26c-5-7-12-12-21-15-9-2-19-4-33-4-13 0-25 2-35 7-11 5-20 12-28 20-7 9-13 20-17 33s-6 28-6 44v195h-56v-265c0-7 0-14 0-22s-1-15-1-22 0-13 0-18c-1-5-1-8-1-8h53c0 1 0 4 0 9 1 4 1 9 1 15s1 12 1 18 0 11 0 15h1c5-10 11-19 18-27 6-8 14-14 22-20 9-5 18-9 29-12s24-5 38-5c19 0 35 2 48 7 14 4 25 11 34 21 8 9 15 22 19 37s6 33 6 53v224z">
          <text:p/>
        </draw:path>
        <draw:path draw:style-name="gr3" draw:text-style-name="P7" draw:layer="layout" svg:width="0.276cm" svg:height="0.346cm" svg:x="19.176cm" svg:y="13.102cm" svg:viewBox="0 0 277 347" svg:d="M277 248c0 16-3 30-9 42-6 13-15 23-27 31-11 9-26 15-42 20-17 4-37 6-58 6-20 0-37-1-53-4-15-3-29-8-41-15-12-6-22-15-29-26-8-11-14-24-18-40l49-9c5 18 15 31 30 39 15 9 35 13 62 13 12 0 23-1 33-3 10-1 18-4 26-8 7-4 13-10 17-16 4-7 6-16 6-25 0-11-3-19-8-25-4-7-11-12-19-17-9-4-19-8-31-11s-26-7-40-11c-13-3-27-7-40-12-13-4-25-10-36-17-10-7-19-16-26-26-6-11-10-24-10-40 0-31 11-54 33-70s54-24 95-24c37 0 67 7 89 20 21 13 35 33 41 62l-50 6c-2-8-6-16-10-21-5-6-11-11-18-15-7-3-15-6-24-7-9-2-18-3-28-3-25 0-43 4-55 12-12 7-18 19-18 34 0 10 2 17 6 23 5 6 11 11 19 15s17 7 29 10c11 3 23 7 36 10 9 2 18 5 28 7 9 3 18 6 27 9 9 4 17 8 25 13 7 5 14 11 20 18s10 14 14 24c3 9 5 19 5 31z">
          <text:p/>
        </draw:path>
        <draw:path draw:style-name="gr3" draw:text-style-name="P7" draw:layer="layout" svg:width="0.297cm" svg:height="0.347cm" svg:x="19.502cm" svg:y="13.101cm" svg:viewBox="0 0 298 348" svg:d="M59 186c0 18 1 34 5 49 4 14 9 27 17 38 7 10 17 19 29 25 12 5 26 8 42 8 24 0 44-4 58-14 15-10 25-22 30-37l49 14c-4 9-8 19-15 28-6 9-14 18-25 25-11 8-24 14-40 19-15 5-34 7-57 7-49 0-87-15-113-44-26-30-39-74-39-132 0-31 4-58 12-80s18-40 32-53c14-14 30-24 48-30s37-9 58-9c28 0 52 5 71 14s34 21 45 37c12 16 20 35 25 57s7 45 7 71v7z">
          <text:p/>
        </draw:path>
        <draw:path draw:style-name="gr3" draw:text-style-name="P7" draw:layer="layout" svg:width="0.18cm" svg:height="0.101cm" svg:x="19.561cm" svg:y="13.142cm" svg:viewBox="0 0 181 102" svg:d="M181 102c-3-35-12-61-27-78-15-16-36-24-64-24-9 0-19 2-29 5-11 3-20 8-29 16-8 7-16 18-22 31s-9 30-10 50z">
          <text:p/>
        </draw:path>
        <draw:frame draw:style-name="gr4" draw:text-style-name="P8" draw:layer="layout" svg:width="16.6cm" svg:height="2.831cm" svg:x="2.495cm" svg:y="3.1cm">
          <draw:text-box>
            <text:p text:style-name="P8"><text:span text:style-name="T4">C</text:span><text:span text:style-name="T4">o</text:span><text:span text:style-name="T4">n</text:span><text:span text:style-name="T4">t</text:span><text:span text:style-name="T4">e</text:span><text:span text:style-name="T4">x</text:span><text:span text:style-name="T4">t</text:span><text:span text:style-name="T4">-</text:span><text:span text:style-name="T4">a</text:span><text:span text:style-name="T4">w</text:span><text:span text:style-name="T4">a</text:span><text:span text:style-name="T4">r</text:span><text:span text:style-name="T4">e</text:span><text:span text:style-name="T4"> </text:span><text:span text:style-name="T4">k</text:span><text:span text:style-name="T4">n</text:span><text:span text:style-name="T4">o</text:span><text:span text:style-name="T4">w</text:span><text:span text:style-name="T4">l</text:span><text:span text:style-name="T4">e</text:span><text:span text:style-name="T4">d</text:span><text:span text:style-name="T4">g</text:span><text:span text:style-name="T4">e</text:span><text:span text:style-name="T4"> </text:span><text:span text:style-name="T4">r</text:span><text:span text:style-name="T4">e</text:span><text:span text:style-name="T4">t</text:span><text:span text:style-name="T4">r</text:span><text:span text:style-name="T4">i</text:span><text:span text:style-name="T4">e</text:span><text:span text:style-name="T4">v</text:span><text:span text:style-name="T4">a</text:span><text:span text:style-name="T4">l</text:span></text:p>
            <text:p text:style-name="P8"><text:span text:style-name="T4">i</text:span><text:span text:style-name="T4">n</text:span><text:span text:style-name="T4">t</text:span><text:span text:style-name="T4">e</text:span><text:span text:style-name="T4">r</text:span><text:span text:style-name="T4">a</text:span><text:span text:style-name="T4">c</text:span><text:span text:style-name="T4">ti</text:span><text:span text:style-name="T4">o</text:span><text:span text:style-name="T4">n</text:span><text:span text:style-name="T4"> </text:span><text:span text:style-name="T4">w</text:span><text:span text:style-name="T4">it</text:span><text:span text:style-name="T4">h</text:span><text:span text:style-name="T4">o</text:span><text:span text:style-name="T4">u</text:span><text:span text:style-name="T4">t </text:span><text:span text:style-name="T4">a</text:span><text:span text:style-name="T4">n</text:span><text:span text:style-name="T4"> </text:span><text:span text:style-name="T4">I</text:span><text:span text:style-name="T4">n</text:span><text:span text:style-name="T4">f</text:span><text:span text:style-name="T4">o</text:span><text:span text:style-name="T4">b</text:span><text:span text:style-name="T4">u</text:span><text:span text:style-name="T4">t</text:span><text:span text:style-name="T4">t</text:span><text:span text:style-name="T4">o</text:span><text:span text:style-name="T4">n</text:span><text:span text:style-name="T4"> </text:span><text:span text:style-name="T4">M</text:span><text:span text:style-name="T4">a</text:span><text:span text:style-name="T4">n</text:span><text:span text:style-name="T4">a</text:span><text:span text:style-name="T4">g</text:span><text:span text:style-name="T4">e</text:span><text:span text:style-name="T4">r</text:span></text:p>
          </draw:text-box>
        </draw:frame>
        <draw:line draw:style-name="gr5" draw:text-style-name="P9" draw:layer="layout" svg:x1="8cm" svg:y1="10.7cm" svg:x2="8.1cm" svg:y2="15.7cm">
          <text:p/>
        </draw:line>
        <draw:line draw:style-name="gr5" draw:text-style-name="P9" draw:layer="layout" svg:x1="8.2cm" svg:y1="17.5cm" svg:x2="8.3cm" svg:y2="23.1cm">
          <text:p/>
        </draw:line>
        <draw:line draw:style-name="gr5" draw:text-style-name="P9" draw:layer="layout" svg:x1="13.1cm" svg:y1="23.1cm" svg:x2="13cm" svg:y2="17.5cm">
          <text:p/>
        </draw:line>
        <draw:line draw:style-name="gr5" draw:text-style-name="P9" draw:layer="layout" svg:x1="12.9cm" svg:y1="15.6cm" svg:x2="12.8cm" svg:y2="10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0T09:14:56.179242945</meta:creation-date>
    <dc:date>2017-05-30T10:08:10.482905024</dc:date>
    <meta:editing-duration>PT10M34S</meta:editing-duration>
    <meta:editing-cycles>6</meta:editing-cycles>
    <meta:generator>LibreOffice/5.3.1.2$Linux_X86_64 LibreOffice_project/30m0$Build-2</meta:generator>
    <meta:document-statistic meta:object-count="104"/>
  </office:meta>
</office:document-meta>
</file>